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644000003E80996F00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loext:opacity="100%" style:font-name="Arial Narrow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" style:family="text">
      <style:text-properties fo:color="#ff0000" loext:opacity="100%" style:font-name="Arial Narrow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color="#ff0000" loext:opacity="100%" style:text-position="-8% 58%" style:font-name="Arial Narrow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81.642cm" svg:height="50.896cm" svg:x="1.219cm" svg:y="1.221cm">
            <draw:image xlink:href="Pictures/1000000000000644000003E80996F009.png" xlink:type="simple" xlink:show="embed" xlink:actuate="onLoad" draw:mime-type="image/png">
              <text:p/>
            </draw:image>
          </draw:frame>
          <draw:frame draw:style-name="gr3" draw:text-style-name="P2" draw:layer="layout" svg:width="2.857cm" svg:height="2.858cm" svg:x="5.675cm" svg:y="23.507cm">
            <draw:text-box>
              <text:p><text:span text:style-name="T1">R</text:span></text:p>
            </draw:text-box>
          </draw:frame>
          <draw:frame draw:style-name="gr3" draw:text-style-name="P2" draw:layer="layout" svg:width="2.857cm" svg:height="2.858cm" svg:x="10.476cm" svg:y="17.007cm">
            <draw:text-box>
              <text:p><text:span text:style-name="T1">I</text:span><text:span text:style-name="T2">1</text:span></text:p>
            </draw:text-box>
          </draw:frame>
          <draw:frame draw:style-name="gr3" draw:text-style-name="P2" draw:layer="layout" svg:width="2.857cm" svg:height="2.858cm" svg:x="19.977cm" svg:y="28.407cm">
            <draw:text-box>
              <text:p><text:span text:style-name="T1">I</text:span><text:span text:style-name="T2">2</text:span></text:p>
            </draw:text-box>
          </draw:frame>
          <draw:frame draw:style-name="gr3" draw:text-style-name="P2" draw:layer="layout" svg:width="2.857cm" svg:height="2.858cm" svg:x="18.377cm" svg:y="14.307cm">
            <draw:text-box>
              <text:p><text:span text:style-name="T1">I</text:span><text:span text:style-name="T2">1,1</text:span></text:p>
            </draw:text-box>
          </draw:frame>
          <draw:frame draw:style-name="gr3" draw:text-style-name="P2" draw:layer="layout" svg:width="2.857cm" svg:height="2.858cm" svg:x="23.578cm" svg:y="21.907cm">
            <draw:text-box>
              <text:p><text:span text:style-name="T1">I</text:span><text:span text:style-name="T2">1,2</text:span></text:p>
            </draw:text-box>
          </draw:frame>
          <draw:frame draw:style-name="gr3" draw:text-style-name="P2" draw:layer="layout" svg:width="2.857cm" svg:height="2.858cm" svg:x="24.378cm" svg:y="25.807cm">
            <draw:text-box>
              <text:p><text:span text:style-name="T1">I</text:span><text:span text:style-name="T2">2,1</text:span></text:p>
            </draw:text-box>
          </draw:frame>
          <draw:frame draw:style-name="gr3" draw:text-style-name="P2" draw:layer="layout" svg:width="2.857cm" svg:height="2.858cm" svg:x="28.479cm" svg:y="31.307cm">
            <draw:text-box>
              <text:p><text:span text:style-name="T1">I</text:span><text:span text:style-name="T2">2,2</text:span></text:p>
            </draw:text-box>
          </draw:frame>
          <draw:frame draw:style-name="gr3" draw:text-style-name="P2" draw:layer="layout" svg:width="2.857cm" svg:height="2.858cm" svg:x="30.68cm" svg:y="30.009cm">
            <draw:text-box>
              <text:p><text:span text:style-name="T1">I</text:span><text:span text:style-name="T2">2,2,1</text:span></text:p>
            </draw:text-box>
          </draw:frame>
          <draw:frame draw:style-name="gr3" draw:text-style-name="P2" draw:layer="layout" svg:width="2.857cm" svg:height="2.858cm" svg:x="31.815cm" svg:y="33.167cm">
            <draw:text-box>
              <text:p><text:span text:style-name="T1">I</text:span><text:span text:style-name="T2">2,2,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0T15:20:16.629000000</dc:date>
    <meta:editing-duration>PT1H8M9S</meta:editing-duration>
    <meta:editing-cycles>5</meta:editing-cycles>
    <meta:generator>LibreOffice/7.6.4.1$Windows_X86_64 LibreOffice_project/e19e193f88cd6c0525a17fb7a176ed8e6a3e2aa1</meta:generator>
    <meta:document-statistic meta:object-count="11"/>
  </office:meta>
</office:document-meta>
</file>